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570" officeooo:paragraph-rsid="0004e570"/>
    </style:style>
    <style:style style:name="P2" style:family="paragraph" style:parent-style-name="Standard">
      <style:text-properties officeooo:rsid="0005c4cf" officeooo:paragraph-rsid="0005c4cf"/>
    </style:style>
    <style:style style:name="P3" style:family="paragraph" style:parent-style-name="Standard">
      <style:text-properties officeooo:rsid="000770ab" officeooo:paragraph-rsid="000770ab"/>
    </style:style>
    <style:style style:name="P4" style:family="paragraph" style:parent-style-name="Standard">
      <style:text-properties officeooo:rsid="00087694" officeooo:paragraph-rsid="00087694"/>
    </style:style>
    <style:style style:name="P5" style:family="paragraph" style:parent-style-name="Standard">
      <style:text-properties officeooo:rsid="000ad7e2" officeooo:paragraph-rsid="000ad7e2"/>
    </style:style>
    <style:style style:name="P6" style:family="paragraph" style:parent-style-name="Standard">
      <style:text-properties officeooo:rsid="000be047" officeooo:paragraph-rsid="000be047"/>
    </style:style>
    <style:style style:name="P7" style:family="paragraph" style:parent-style-name="Standard">
      <style:text-properties officeooo:rsid="000d6c57" officeooo:paragraph-rsid="000d6c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Web server – expecting HTTP request and (???port) </text:p>
      <text:p text:style-name="P1">Rack(sinatra very small info) or apache(PHP) – web server</text:p>
      <text:p text:style-name="P1">require_relative – require a folder relative to the folder (SAME FOLDER)</text:p>
      <text:p text:style-name="P1">require relative “../server” so ../ <text:s text:c="3"/>--- goes backwards</text:p>
      <text:p text:style-name="P2">server_spec.rb – Take this and use as a skeleton for future</text:p>
      <text:p text:style-name="P2"/>
      <text:p text:style-name="P3">guard is a gem – that auto checks tests – slide 21</text:p>
      <text:p text:style-name="P4">server_spec – not running but should work</text:p>
      <text:p text:style-name="P4"/>
      <text:p text:style-name="P4">app.rb – instead of server.rb</text:p>
      <text:p text:style-name="P4"><text:a xlink:type="simple" xlink:href="https://ironhack.slack.com/archives/webbcn0316/p1460019563000260" office:target-frame-name="new_1460019330849" xlink:show="replace" text:style-name="Internet_20_link" text:visited-style-name="Visited_20_Internet_20_Link">M</text:a><text:a xlink:type="simple" xlink:href="https://ironhack.slack.com/team/ab" office:target-frame-name="/team/ab" xlink:show="replace" text:style-name="Internet_20_link" text:visited-style-name="Visited_20_Internet_20_Link">ab</text:a> </text:p>
      <text:p text:style-name="Standard"><text:a xlink:type="simple" xlink:href="https://ironhack.slack.com/archives/webbcn0316/p1460019563000260" office:target-frame-name="new_1460019330849" xlink:show="replace" text:style-name="Internet_20_link" text:visited-style-name="Visited_20_Internet_20_Link">10:59 A</text:a> <text:a xlink:type="simple" xlink:href="https://nickcharlton.net/posts/structuring-sinatra-applications.html" text:style-name="Internet_20_link" text:visited-style-name="Visited_20_Internet_20_Link">https://nickcharlton.net/posts/structuring-sinatra-applications.html</text:a></text:p>
      <text:p text:style-name="Standard"/>
      <text:p text:style-name="P5">blog_a.rb</text:p>
      <text:p text:style-name="P5">notice .date on his sort method line_17</text:p>
      <text:p text:style-name="P6">you need attr_reader so they can be read in all of the application</text:p>
      <text:p text:style-name="P6"/>
      <text:p text:style-name="P7">slide 15 – note two spec files for each ruby file blog and post</text:p>
      <text:p text:style-name="P7">slide 18 – lib – is – file model !!!!!IMPORTANT!!!!</text:p>
      <text:p text:style-name="P7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9:47:23.245318034</meta:creation-date>
    <dc:date>2016-04-07T11:56:36.097182016</dc:date>
    <meta:editing-duration>PT1H23M40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1" meta:paragraph-count="16" meta:word-count="108" meta:character-count="724" meta:non-whitespace-character-count="613"/>
  </office:meta>
</office:document-meta>
</file>